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4f20"/>
    </style:style>
    <style:style style:name="P2" style:family="paragraph" style:parent-style-name="Standard">
      <style:text-properties officeooo:rsid="00004f20" officeooo:paragraph-rsid="00004f20"/>
    </style:style>
    <style:style style:name="T1" style:family="text">
      <style:text-properties fo:color="#f1fa8c" style:font-name="Droid Sans Mono" fo:font-size="10.5pt" fo:font-weight="normal" fo:background-color="#282a36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stão 1 </text:p>
      <text:p text:style-name="Standard"/>
      <text:p text:style-name="Standard">Num documento do Word, coloque o expoente da chave pública, da chave privada e o módulo do par de chaves gerados.</text:p>
      <text:p text:style-name="P1"/>
      <text:p text:style-name="P2">Expoente chave pública: 65537</text:p>
      <text:p text:style-name="P2"/>
      <text:p text:style-name="P2"/>
      <text:p text:style-name="P2">Expoente chave privada: 5723682205822987494877362739439701753123478393024585059850467747697644344119009035442206463851497979828472717554231339743424583628840432412375261471529953</text:p>
      <text:p text:style-name="P2"/>
      <text:p text:style-name="P2"/>
      <text:p text:style-name="P2">Módulo: 6946021789553017025623615322099469183661458474254726151163249107119111873482742030243999709269165894816602245826566091620972974723360059144028477150496343</text:p>
      <text:p text:style-name="P2"/>
      <text:p text:style-name="P2">Questão 2</text:p>
      <text:p text:style-name="P2"/>
      <text:p text:style-name="P2">Num documento do Word, coloque o texto simples, bem como o texto cifrado pelo algoritmo RSA</text:p>
      <text:p text:style-name="P2"/>
      <text:p text:style-name="P2">Texto simples:</text:p>
      <text:p text:style-name="P2"><text:span text:style-name="T1">0123456789abcdef</text:span></text:p>
      <text:p text:style-name="P2"/>
      <text:p text:style-name="P2">Texto cifrado:</text:p>
      <text:p text:style-name="P2">b'_\x0f\xb2MT\xdb`B`4\xec\x10k&lt;q~\x9fP^\xdb\xda\xf1\xb7]\xd4r\xde0,`\xc17e\xc8\x85\x9b\x9fC\xbd\x86\x9d\xe2\x15\xc5#\x01i5\xcfH\x81)2\x15\x88\xd7\x84\x86D\x94\xc9H\x08\xba'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00:16:48.583461610</meta:creation-date>
    <dc:date>2019-11-04T00:22:22.829589258</dc:date>
    <meta:editing-duration>PT5M35S</meta:editing-duration>
    <meta:editing-cycles>1</meta:editing-cycles>
    <meta:document-statistic meta:table-count="0" meta:image-count="0" meta:object-count="0" meta:page-count="1" meta:paragraph-count="11" meta:word-count="57" meta:character-count="808" meta:non-whitespace-character-count="761"/>
    <meta:generator>LibreOffice/6.0.7.3$Linux_X86_64 LibreOffice_project/00m0$Build-3</meta:generator>
  </office:meta>
</office:document-meta>
</file>